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86.46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06.1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37.81pt"/>
    </style:style>
    <style:style style:name="co15" style:family="table-column">
      <style:table-column-properties fo:break-before="auto" style:column-width="85.66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26.96pt" fo:break-before="auto" style:use-optimal-row-height="false"/>
    </style:style>
    <style:style style:name="ro6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9" style:family="table-cell" style:parent-style-name="Default">
      <style:text-properties style:font-name="Lato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23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4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9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Lato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Lato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Default">
      <style:table-cell-properties fo:background-color="#cccccc"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ato"/>
    </style:style>
    <style:style style:name="ce48" style:family="table-cell" style:parent-style-name="Default">
      <style:table-cell-properties fo:wrap-option="wrap"/>
      <style:text-properties fo:color="#000000" style:font-name="Lato" style:font-name-asian="Arial"/>
    </style:style>
    <style:style style:name="ce49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start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wrap-option="wrap"/>
      <style:text-properties style:font-name="Lato"/>
    </style:style>
    <style:style style:name="ce8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2">
      <style:table-cell-properties fo:wrap-option="wrap"/>
      <style:text-properties style:font-name="Lato"/>
    </style:style>
    <style:style style:name="ce60" style:family="table-cell" style:parent-style-name="Default" style:data-style-name="N104">
      <style:table-cell-properties fo:wrap-option="wrap"/>
      <style:text-properties style:font-name="Lato"/>
    </style:style>
    <style:style style:name="ce61" style:family="table-cell" style:parent-style-name="Default" style:data-style-name="N140">
      <style:table-cell-properties fo:background-color="#cccccc" fo:wrap-option="wrap" style:vertical-align="bottom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1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40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Lato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vertical-align="middle"/>
      <style:text-properties style:font-name="Lato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25" style:family="table-cell" style:parent-style-name="Default" style:data-style-name="N122">
      <style:table-cell-properties style:vertical-align="middle"/>
      <style:text-properties style:font-name="Lato"/>
    </style:style>
    <style:style style:name="ce11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27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wrap-option="wrap" style:vertical-align="middle"/>
      <style:text-properties style:font-name="Lato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4" table:number-columns-repeated="1015" table:default-cell-style-name="ce9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40" table:number-columns-repeated="1014"/>
          <table:table-cell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10" office:value-type="string" calcext:value-type="string">
            <text:p>Phase 1: </text:p>
            <text:p>Pre-Design &amp; Programming</text:p>
          </table:table-cell>
          <table:table-cell table:style-name="ce13" table:formula="of:=[.$A3]*[.C$9]" office:value-type="percentage" office:value="0.004" calcext:value-type="percentage">
            <text:p>0.4%</text:p>
          </table:table-cell>
          <table:table-cell table:style-name="ce19" table:formula="of:=[.C3]*[.$H$10]" office:value-type="currency" office:currency="USD" office:value="39000" calcext:value-type="currency">
            <text:p>$39,000</text:p>
          </table:table-cell>
          <table:table-cell table:style-name="ce13" table:formula="of:=[.$A3]*[.E$9]" office:value-type="percentage" office:value="0.005" calcext:value-type="percentage">
            <text:p>0.5%</text:p>
          </table:table-cell>
          <table:table-cell table:style-name="ce19" table:formula="of:=[.E3]*[.$H$10]" office:value-type="currency" office:currency="USD" office:value="48750" calcext:value-type="currency">
            <text:p>$48,750</text:p>
          </table:table-cell>
          <table:table-cell table:style-name="ce13" table:formula="of:=[.$A3]*[.G$9]" office:value-type="percentage" office:value="0.006" calcext:value-type="percentage">
            <text:p>0.6%</text:p>
          </table:table-cell>
          <table:table-cell table:style-name="ce19" table:formula="of:=[.G3]*[.$H$10]" office:value-type="currency" office:currency="USD" office:value="58500" calcext:value-type="currency">
            <text:p>$58,500</text:p>
          </table:table-cell>
          <table:table-cell table:style-name="ce29" table:formula="of:=ROUNDUP(['Hour Breakdown'.F19];0)" office:value-type="float" office:value="47" calcext:value-type="float">
            <text:p>47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13" table:formula="of:=[.$A4]*[.C$9]" office:value-type="percentage" office:value="0.008" calcext:value-type="percentage">
            <text:p>0.8%</text:p>
          </table:table-cell>
          <table:table-cell table:style-name="ce19" table:formula="of:=[.C4]*[.$H$10]" office:value-type="currency" office:currency="USD" office:value="78000" calcext:value-type="currency">
            <text:p>$78,000</text:p>
          </table:table-cell>
          <table:table-cell table:style-name="ce13" table:formula="of:=[.$A4]*[.E$9]" office:value-type="percentage" office:value="0.01" calcext:value-type="percentage">
            <text:p>1.0%</text:p>
          </table:table-cell>
          <table:table-cell table:style-name="ce19" table:formula="of:=[.E4]*[.$H$10]" office:value-type="currency" office:currency="USD" office:value="97500" calcext:value-type="currency">
            <text:p>$97,500</text:p>
          </table:table-cell>
          <table:table-cell table:style-name="ce13" table:formula="of:=[.$A4]*[.G$9]" office:value-type="percentage" office:value="0.012" calcext:value-type="percentage">
            <text:p>1.2%</text:p>
          </table:table-cell>
          <table:table-cell table:style-name="ce19" table:formula="of:=[.G4]*[.$H$10]" office:value-type="currency" office:currency="USD" office:value="117000" calcext:value-type="currency">
            <text:p>$117,000</text:p>
          </table:table-cell>
          <table:table-cell table:style-name="ce29" table:formula="of:=ROUNDUP(['Hour Breakdown'.F20];0)" office:value-type="float" office:value="93" calcext:value-type="float">
            <text:p>93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15" calcext:value-type="percentage">
            <text:p>15.0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13" table:formula="of:=[.$A5]*[.C$9]" office:value-type="percentage" office:value="0.006" calcext:value-type="percentage">
            <text:p>0.6%</text:p>
          </table:table-cell>
          <table:table-cell table:style-name="ce19" table:formula="of:=[.C5]*[.$H$10]" office:value-type="currency" office:currency="USD" office:value="58500" calcext:value-type="currency">
            <text:p>$58,500</text:p>
          </table:table-cell>
          <table:table-cell table:style-name="ce13" table:formula="of:=[.$A5]*[.E$9]" office:value-type="percentage" office:value="0.0075" calcext:value-type="percentage">
            <text:p>0.8%</text:p>
          </table:table-cell>
          <table:table-cell table:style-name="ce19" table:formula="of:=[.E5]*[.$H$10]" office:value-type="currency" office:currency="USD" office:value="73125" calcext:value-type="currency">
            <text:p>$73,125</text:p>
          </table:table-cell>
          <table:table-cell table:style-name="ce13" table:formula="of:=[.$A5]*[.G$9]" office:value-type="percentage" office:value="0.009" calcext:value-type="percentage">
            <text:p>0.9%</text:p>
          </table:table-cell>
          <table:table-cell table:style-name="ce19" table:formula="of:=[.G5]*[.$H$10]" office:value-type="currency" office:currency="USD" office:value="87750" calcext:value-type="currency">
            <text:p>$87,750</text:p>
          </table:table-cell>
          <table:table-cell table:style-name="ce29" table:formula="of:=ROUNDUP(['Hour Breakdown'.F21];0)" office:value-type="float" office:value="70" calcext:value-type="float">
            <text:p>70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3" calcext:value-type="percentage">
            <text:p>30.0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13" table:formula="of:=[.$A6]*[.C$9]" office:value-type="percentage" office:value="0.012" calcext:value-type="percentage">
            <text:p>1.2%</text:p>
          </table:table-cell>
          <table:table-cell table:style-name="ce19" table:formula="of:=[.C6]*[.$H$10]" office:value-type="currency" office:currency="USD" office:value="117000" calcext:value-type="currency">
            <text:p>$117,000</text:p>
          </table:table-cell>
          <table:table-cell table:style-name="ce13" table:formula="of:=[.$A6]*[.E$9]" office:value-type="percentage" office:value="0.015" calcext:value-type="percentage">
            <text:p>1.5%</text:p>
          </table:table-cell>
          <table:table-cell table:style-name="ce19" table:formula="of:=[.E6]*[.$H$10]" office:value-type="currency" office:currency="USD" office:value="146250" calcext:value-type="currency">
            <text:p>$146,250</text:p>
          </table:table-cell>
          <table:table-cell table:style-name="ce13" table:formula="of:=[.$A6]*[.G$9]" office:value-type="percentage" office:value="0.018" calcext:value-type="percentage">
            <text:p>1.8%</text:p>
          </table:table-cell>
          <table:table-cell table:style-name="ce19" table:formula="of:=[.G6]*[.$H$10]" office:value-type="currency" office:currency="USD" office:value="175500" calcext:value-type="currency">
            <text:p>$175,500</text:p>
          </table:table-cell>
          <table:table-cell table:style-name="ce29" table:formula="of:=ROUNDUP(['Hour Breakdown'.F22];0)" office:value-type="float" office:value="139" calcext:value-type="float">
            <text:p>139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13" table:formula="of:=[.$A7]*[.C$9]" office:value-type="percentage" office:value="0.002" calcext:value-type="percentage">
            <text:p>0.2%</text:p>
          </table:table-cell>
          <table:table-cell table:style-name="ce19" table:formula="of:=[.C7]*[.$H$10]" office:value-type="currency" office:currency="USD" office:value="19500" calcext:value-type="currency">
            <text:p>$19,500</text:p>
          </table:table-cell>
          <table:table-cell table:style-name="ce13" table:formula="of:=[.$A7]*[.E$9]" office:value-type="percentage" office:value="0.0025" calcext:value-type="percentage">
            <text:p>0.3%</text:p>
          </table:table-cell>
          <table:table-cell table:style-name="ce19" table:formula="of:=[.E7]*[.$H$10]" office:value-type="currency" office:currency="USD" office:value="24375" calcext:value-type="currency">
            <text:p>$24,375</text:p>
          </table:table-cell>
          <table:table-cell table:style-name="ce13" table:formula="of:=[.$A7]*[.G$9]" office:value-type="percentage" office:value="0.003" calcext:value-type="percentage">
            <text:p>0.3%</text:p>
          </table:table-cell>
          <table:table-cell table:style-name="ce19" table:formula="of:=[.G7]*[.$H$10]" office:value-type="currency" office:currency="USD" office:value="29250" calcext:value-type="currency">
            <text:p>$29,250</text:p>
          </table:table-cell>
          <table:table-cell table:style-name="ce29" table:formula="of:=ROUNDUP(['Hour Breakdown'.F23];0)" office:value-type="float" office:value="24" calcext:value-type="float">
            <text:p>24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13" table:formula="of:=[.$A8]*[.C$9]" office:value-type="percentage" office:value="0.008" calcext:value-type="percentage">
            <text:p>0.8%</text:p>
          </table:table-cell>
          <table:table-cell table:style-name="ce19" table:formula="of:=[.C8]*[.$H$10]" office:value-type="currency" office:currency="USD" office:value="78000" calcext:value-type="currency">
            <text:p>$78,000</text:p>
          </table:table-cell>
          <table:table-cell table:style-name="ce13" table:formula="of:=[.$A8]*[.E$9]" office:value-type="percentage" office:value="0.01" calcext:value-type="percentage">
            <text:p>1.0%</text:p>
          </table:table-cell>
          <table:table-cell table:style-name="ce19" table:formula="of:=[.E8]*[.$H$10]" office:value-type="currency" office:currency="USD" office:value="97500" calcext:value-type="currency">
            <text:p>$97,500</text:p>
          </table:table-cell>
          <table:table-cell table:style-name="ce13" table:formula="of:=[.$A8]*[.G$9]" office:value-type="percentage" office:value="0.012" calcext:value-type="percentage">
            <text:p>1.2%</text:p>
          </table:table-cell>
          <table:table-cell table:style-name="ce19" table:formula="of:=[.G8]*[.$H$10]" office:value-type="currency" office:currency="USD" office:value="117000" calcext:value-type="currency">
            <text:p>$117,000</text:p>
          </table:table-cell>
          <table:table-cell table:style-name="ce29"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table:style-name="ce4" table:formula="of:=SUM([.A3:.A8])" office:value-type="percentage" office:value="1" calcext:value-type="percentage">
            <text:p>100.00%</text:p>
          </table:table-cell>
          <table:table-cell table:style-name="ce11" office:value-type="string" calcext:value-type="string">
            <text:p>All Phases</text:p>
          </table:table-cell>
          <table:table-cell table:style-name="ce14" table:formula="of:=['Hour Breakdown'.B5]" office:value-type="percentage" office:value="0.04" calcext:value-type="percentage">
            <text:p>4.0%</text:p>
          </table:table-cell>
          <table:table-cell table:style-name="ce18" table:formula="of:=SUM([.D3:.D8])" office:value-type="currency" office:currency="USD" office:value="390000" calcext:value-type="currency">
            <text:p>$390,000</text:p>
          </table:table-cell>
          <table:table-cell table:style-name="ce14" table:formula="of:=[.C9]+0.01" office:value-type="percentage" office:value="0.05" calcext:value-type="percentage">
            <text:p>5.0%</text:p>
          </table:table-cell>
          <table:table-cell table:style-name="ce18" table:formula="of:=SUM([.F3:.F8])" office:value-type="currency" office:currency="USD" office:value="487500" calcext:value-type="currency">
            <text:p>$487,500</text:p>
          </table:table-cell>
          <table:table-cell table:style-name="ce14" table:formula="of:=[.E9]+0.01" office:value-type="percentage" office:value="0.06" calcext:value-type="percentage">
            <text:p>6.0%</text:p>
          </table:table-cell>
          <table:table-cell table:style-name="ce18" table:formula="of:=SUM([.H3:.H8])" office:value-type="currency" office:currency="USD" office:value="585000" calcext:value-type="currency">
            <text:p>$585,000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7" table:number-rows-spanned="1">
            <text:p>Assuming a Construction Cost = </text:p>
          </table:table-cell>
          <table:covered-table-cell table:style-name="ce12"/>
          <table:covered-table-cell table:number-columns-repeated="3" table:style-name="ce15"/>
          <table:covered-table-cell table:style-name="ce23"/>
          <table:covered-table-cell table:style-name="ce15"/>
          <table:table-cell table:style-name="ce24" table:formula="of:=['Hour Breakdown'.B4]" office:value-type="currency" office:currency="USD" office:value="9750000" calcext:value-type="currency">
            <text:p>$9,750,0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number-columns-repeated="8" table:default-cell-style-name="ce47"/>
        <table:table-column table:style-name="co11" table:number-columns-repeated="1011" table:default-cell-style-name="ce47"/>
        <table:table-row table:style-name="ro1">
          <table:table-cell table:style-name="ce43" office:value-type="string" calcext:value-type="string">
            <text:p>Square Footage</text:p>
          </table:table-cell>
          <table:table-cell table:style-name="ce49" office:value-type="float" office:value="75000" calcext:value-type="float">
            <text:p>75,000 SF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How Many Dwelling Units</text:p>
          </table:table-cell>
          <table:table-cell table:style-name="ce68" office:value-type="float" office:value="56" calcext:value-type="float">
            <text:p>56 units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Estimated Dollar per Square Footage</text:p>
          </table:table-cell>
          <table:table-cell table:style-name="ce50" office:value-type="float" office:value="130" calcext:value-type="float">
            <text:p>130 $/SF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Total Estimated Construction Costs</text:p>
          </table:table-cell>
          <table:table-cell table:style-name="ce51" table:formula="of:=[.B3]*[.B1]" office:value-type="float" office:value="9750000" calcext:value-type="float">
            <text:p>$9,750,000.00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Architecture Fees - Percentage of Construction</text:p>
          </table:table-cell>
          <table:table-cell table:style-name="ce52" table:formula="of:=['Hourly Rates'.F2]" office:value-type="percentage" office:value="0.04" calcext:value-type="percentage">
            <text:p>4.0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Fees Only</text:p>
          </table:table-cell>
          <table:table-cell table:style-name="ce53" table:formula="of:=[.B5]*[.B4]" office:value-type="float" office:value="390000" calcext:value-type="float">
            <text:p>$390,000.0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Fees – Cost per SF</text:p>
          </table:table-cell>
          <table:table-cell table:style-name="ce73" table:formula="of:=[.B6]/[.B1]" office:value-type="float" office:value="5.2" calcext:value-type="float">
            <text:p>5.2 $/SF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Fees – Cost per Unit</text:p>
          </table:table-cell>
          <table:table-cell table:style-name="ce74" table:formula="of:=[.B6]/[.B2]" office:value-type="currency" office:value="6964.28571428571" calcext:value-type="currency">
            <text:p>$6964/unit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/>
          <table:table-cell table:style-name="ce74"/>
          <table:table-cell table:style-name="ce52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&amp; Eng Fees - Percentage of Construction</text:p>
          </table:table-cell>
          <table:table-cell table:style-name="ce52" table:formula="of:=['Hourly Rates'.F34]" office:value-type="percentage" office:value="0.0565" calcext:value-type="percentage">
            <text:p>5.7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&amp; Engineering Fees</text:p>
          </table:table-cell>
          <table:table-cell table:style-name="ce51" table:formula="of:=[.B10]*[.B4]" office:value-type="float" office:value="550875" calcext:value-type="float">
            <text:p>$550,875.00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Architecture &amp; Engineering Fees – Cost per SF</text:p>
          </table:table-cell>
          <table:table-cell table:style-name="ce73" table:formula="of:=[.B11]/[.B1]" office:value-type="float" office:value="7.345" calcext:value-type="float">
            <text:p>7.3 $/SF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Architecture &amp; Engineering Fees – Cost per Unit</text:p>
          </table:table-cell>
          <table:table-cell table:style-name="ce74" table:formula="of:=[.B11]/[.B2]" office:value-type="currency" office:value="9837.05357142857" calcext:value-type="currency">
            <text:p>$9837/unit</text:p>
          </table:table-cell>
          <table:table-cell table:number-columns-repeated="1022"/>
        </table:table-row>
        <table:table-row table:style-name="ro1">
          <table:table-cell table:style-name="ce43"/>
          <table:table-cell table:style-name="ce51"/>
          <table:table-cell table:number-columns-repeated="1022"/>
        </table:table-row>
        <table:table-row table:style-name="ro1">
          <table:table-cell table:style-name="ce43"/>
          <table:table-cell table:style-name="ce54"/>
          <table:table-cell table:style-name="ce43" table:number-columns-repeated="4"/>
          <table:table-cell table:style-name="ce65" table:number-columns-repeated="4"/>
          <table:table-cell table:style-name="ce67"/>
          <table:table-cell table:number-columns-repeated="1013"/>
        </table:table-row>
        <table:table-row table:style-name="ro5">
          <table:table-cell table:style-name="ce42" office:value-type="string" calcext:value-type="string">
            <text:p>Man Hour Breakdown – Architecture Only</text:p>
          </table:table-cell>
          <table:table-cell table:style-name="ce80"/>
          <table:table-cell table:style-name="ce88" table:number-columns-repeated="4"/>
          <table:table-cell table:style-name="ce102" table:number-columns-repeated="4"/>
          <table:table-cell table:style-name="ce108"/>
          <table:table-cell table:style-name="ce109" table:number-columns-repeated="1013"/>
        </table:table-row>
        <table:table-row table:style-name="ro1">
          <table:table-cell table:style-name="ce43" office:value-type="string" calcext:value-type="string">
            <text:p>Average ($/Hr) Billing Rate</text:p>
          </table:table-cell>
          <table:table-cell table:style-name="ce54" office:value-type="float" office:value="65" calcext:value-type="float">
            <text:p>$65.00</text:p>
          </table:table-cell>
          <table:table-cell table:style-name="ce43" table:number-columns-repeated="4"/>
          <table:table-cell table:style-name="ce65" table:number-columns-repeated="4"/>
          <table:table-cell table:style-name="ce67"/>
          <table:table-cell table:number-columns-repeated="1013"/>
        </table:table-row>
        <table:table-row table:style-name="ro3">
          <table:table-cell table:style-name="ce46"/>
          <table:table-cell table:style-name="ce55"/>
          <table:table-cell table:style-name="ce46" office:value-type="string" calcext:value-type="string">
            <text:p>Each Phase</text:p>
          </table:table-cell>
          <table:table-cell table:style-name="ce46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– 1/3 person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style-name="ce61" office:value-type="string" calcext:value-type="string">
            <text:p>Weeks – 2.5 people</text:p>
          </table:table-cell>
          <table:table-cell table:style-name="ce61" office:value-type="string" calcext:value-type="string">
            <text:p>Weeks – 3 people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1 - Programming</text:p>
          </table:table-cell>
          <table:table-cell table:style-name="ce56" table:formula="of:=['Fee Breakdown'.A3]" office:value-type="percentage" office:value="0.1" calcext:value-type="percentage">
            <text:p>10.00%</text:p>
          </table:table-cell>
          <table:table-cell table:style-name="ce53" table:formula="of:=[.B19]*[.B$6]" office:value-type="float" office:value="39000" calcext:value-type="float">
            <text:p>$39,000.00</text:p>
          </table:table-cell>
          <table:table-cell table:style-name="ce53" table:formula="of:=[.C19]" office:value-type="float" office:value="39000" calcext:value-type="float">
            <text:p>$39,000.00</text:p>
          </table:table-cell>
          <table:table-cell table:style-name="ce62" table:formula="of:=[.C19]/[.B$17]" office:value-type="float" office:value="600" calcext:value-type="float">
            <text:p>600 hrs</text:p>
          </table:table-cell>
          <table:table-cell table:style-name="ce63" table:formula="of:=[.E19]/13" office:value-type="float" office:value="46.1538461538462" calcext:value-type="float">
            <text:p>46.2 wks</text:p>
          </table:table-cell>
          <table:table-cell table:style-name="ce63" table:formula="of:=[.E19]/20" office:value-type="float" office:value="30" calcext:value-type="float">
            <text:p>30.0 wks</text:p>
          </table:table-cell>
          <table:table-cell table:style-name="ce63" table:formula="of:=[.E19]/30" office:value-type="float" office:value="20" calcext:value-type="float">
            <text:p>20.0 wks</text:p>
          </table:table-cell>
          <table:table-cell table:style-name="ce63" table:formula="of:=[.E19]/40" office:value-type="float" office:value="15" calcext:value-type="float">
            <text:p>15.0 wks</text:p>
          </table:table-cell>
          <table:table-cell table:style-name="ce63" table:formula="of:=[.I19]/1.5" office:value-type="float" office:value="10" calcext:value-type="float">
            <text:p>10.0 wks</text:p>
          </table:table-cell>
          <table:table-cell table:style-name="ce63" table:formula="of:=[.I19]/2" office:value-type="float" office:value="7.5" calcext:value-type="float">
            <text:p>7.5 wks</text:p>
          </table:table-cell>
          <table:table-cell table:style-name="ce63" table:formula="of:=[.I19]/2.5" office:value-type="float" office:value="6" calcext:value-type="float">
            <text:p>6.0 wks</text:p>
          </table:table-cell>
          <table:table-cell table:style-name="ce63" table:formula="of:=[.I19]/3" office:value-type="float" office:value="5" calcext:value-type="float">
            <text:p>5.0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2 - Schematic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20]*[.B$6]" office:value-type="float" office:value="78000" calcext:value-type="float">
            <text:p>$78,000.00</text:p>
          </table:table-cell>
          <table:table-cell table:style-name="ce53" table:formula="of:=[.D19]+[.C20]" office:value-type="float" office:value="117000" calcext:value-type="float">
            <text:p>$117,000.00</text:p>
          </table:table-cell>
          <table:table-cell table:style-name="ce62" table:formula="of:=[.C20]/[.B$17]" office:value-type="float" office:value="1200" calcext:value-type="float">
            <text:p>1,200 hrs</text:p>
          </table:table-cell>
          <table:table-cell table:style-name="ce63" table:formula="of:=[.E20]/13" office:value-type="float" office:value="92.3076923076923" calcext:value-type="float">
            <text:p>92.3 wks</text:p>
          </table:table-cell>
          <table:table-cell table:style-name="ce63" table:formula="of:=[.E20]/20" office:value-type="float" office:value="60" calcext:value-type="float">
            <text:p>60.0 wks</text:p>
          </table:table-cell>
          <table:table-cell table:style-name="ce63" table:formula="of:=[.E20]/30" office:value-type="float" office:value="40" calcext:value-type="float">
            <text:p>40.0 wks</text:p>
          </table:table-cell>
          <table:table-cell table:style-name="ce63" table:formula="of:=[.E20]/40" office:value-type="float" office:value="30" calcext:value-type="float">
            <text:p>30.0 wks</text:p>
          </table:table-cell>
          <table:table-cell table:style-name="ce63" table:formula="of:=[.I20]/1.5" office:value-type="float" office:value="20" calcext:value-type="float">
            <text:p>20.0 wks</text:p>
          </table:table-cell>
          <table:table-cell table:style-name="ce63" table:formula="of:=[.I20]/2" office:value-type="float" office:value="15" calcext:value-type="float">
            <text:p>15.0 wks</text:p>
          </table:table-cell>
          <table:table-cell table:style-name="ce63" table:formula="of:=[.I20]/2.5" office:value-type="float" office:value="12" calcext:value-type="float">
            <text:p>12.0 wks</text:p>
          </table:table-cell>
          <table:table-cell table:style-name="ce63" table:formula="of:=[.I20]/3" office:value-type="float" office:value="10" calcext:value-type="float">
            <text:p>10.0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3 - Design Development</text:p>
          </table:table-cell>
          <table:table-cell table:style-name="ce56" table:formula="of:=['Fee Breakdown'.A5]" office:value-type="percentage" office:value="0.15" calcext:value-type="percentage">
            <text:p>15.00%</text:p>
          </table:table-cell>
          <table:table-cell table:style-name="ce53" table:formula="of:=[.B21]*[.B$6]" office:value-type="float" office:value="58500" calcext:value-type="float">
            <text:p>$58,500.00</text:p>
          </table:table-cell>
          <table:table-cell table:style-name="ce53" table:formula="of:=[.D20]+[.C21]" office:value-type="float" office:value="175500" calcext:value-type="float">
            <text:p>$175,500.00</text:p>
          </table:table-cell>
          <table:table-cell table:style-name="ce62" table:formula="of:=[.C21]/[.B$17]" office:value-type="float" office:value="900" calcext:value-type="float">
            <text:p>900 hrs</text:p>
          </table:table-cell>
          <table:table-cell table:style-name="ce63" table:formula="of:=[.E21]/13" office:value-type="float" office:value="69.2307692307692" calcext:value-type="float">
            <text:p>69.2 wks</text:p>
          </table:table-cell>
          <table:table-cell table:style-name="ce63" table:formula="of:=[.E21]/20" office:value-type="float" office:value="45" calcext:value-type="float">
            <text:p>45.0 wks</text:p>
          </table:table-cell>
          <table:table-cell table:style-name="ce63" table:formula="of:=[.E21]/30" office:value-type="float" office:value="30" calcext:value-type="float">
            <text:p>30.0 wks</text:p>
          </table:table-cell>
          <table:table-cell table:style-name="ce63" table:formula="of:=[.E21]/40" office:value-type="float" office:value="22.5" calcext:value-type="float">
            <text:p>22.5 wks</text:p>
          </table:table-cell>
          <table:table-cell table:style-name="ce63" table:formula="of:=[.I21]/1.5" office:value-type="float" office:value="15" calcext:value-type="float">
            <text:p>15.0 wks</text:p>
          </table:table-cell>
          <table:table-cell table:style-name="ce63" table:formula="of:=[.I21]/2" office:value-type="float" office:value="11.25" calcext:value-type="float">
            <text:p>11.3 wks</text:p>
          </table:table-cell>
          <table:table-cell table:style-name="ce63" table:formula="of:=[.I21]/2.5" office:value-type="float" office:value="9" calcext:value-type="float">
            <text:p>9.0 wks</text:p>
          </table:table-cell>
          <table:table-cell table:style-name="ce63" table:formula="of:=[.I21]/3" office:value-type="float" office:value="7.5" calcext:value-type="float">
            <text:p>7.5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4 - Construction Documents</text:p>
          </table:table-cell>
          <table:table-cell table:style-name="ce56" table:formula="of:=['Fee Breakdown'.A6]" office:value-type="percentage" office:value="0.3" calcext:value-type="percentage">
            <text:p>30.00%</text:p>
          </table:table-cell>
          <table:table-cell table:style-name="ce53" table:formula="of:=[.B22]*[.B$6]" office:value-type="float" office:value="117000" calcext:value-type="float">
            <text:p>$117,000.00</text:p>
          </table:table-cell>
          <table:table-cell table:style-name="ce53" table:formula="of:=[.D21]+[.C22]" office:value-type="float" office:value="292500" calcext:value-type="float">
            <text:p>$292,500.00</text:p>
          </table:table-cell>
          <table:table-cell table:style-name="ce62" table:formula="of:=[.C22]/[.B$17]" office:value-type="float" office:value="1800" calcext:value-type="float">
            <text:p>1,800 hrs</text:p>
          </table:table-cell>
          <table:table-cell table:style-name="ce63" table:formula="of:=[.E22]/13" office:value-type="float" office:value="138.461538461538" calcext:value-type="float">
            <text:p>138.5 wks</text:p>
          </table:table-cell>
          <table:table-cell table:style-name="ce63" table:formula="of:=[.E22]/20" office:value-type="float" office:value="90" calcext:value-type="float">
            <text:p>90.0 wks</text:p>
          </table:table-cell>
          <table:table-cell table:style-name="ce63" table:formula="of:=[.E22]/30" office:value-type="float" office:value="60" calcext:value-type="float">
            <text:p>60.0 wks</text:p>
          </table:table-cell>
          <table:table-cell table:style-name="ce63" table:formula="of:=[.E22]/40" office:value-type="float" office:value="45" calcext:value-type="float">
            <text:p>45.0 wks</text:p>
          </table:table-cell>
          <table:table-cell table:style-name="ce63" table:formula="of:=[.I22]/1.5" office:value-type="float" office:value="30" calcext:value-type="float">
            <text:p>30.0 wks</text:p>
          </table:table-cell>
          <table:table-cell table:style-name="ce63" table:formula="of:=[.I22]/2" office:value-type="float" office:value="22.5" calcext:value-type="float">
            <text:p>22.5 wks</text:p>
          </table:table-cell>
          <table:table-cell table:style-name="ce63" table:formula="of:=[.I22]/2.5" office:value-type="float" office:value="18" calcext:value-type="float">
            <text:p>18.0 wks</text:p>
          </table:table-cell>
          <table:table-cell table:style-name="ce63" table:formula="of:=[.I22]/3" office:value-type="float" office:value="15" calcext:value-type="float">
            <text:p>15.0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5 - Bidding and Construction Contract Negotiation </text:p>
          </table:table-cell>
          <table:table-cell table:style-name="ce56" table:formula="of:=['Fee Breakdown'.A7]" office:value-type="percentage" office:value="0.05" calcext:value-type="percentage">
            <text:p>5.00%</text:p>
          </table:table-cell>
          <table:table-cell table:style-name="ce53" table:formula="of:=[.B23]*[.B$6]" office:value-type="float" office:value="19500" calcext:value-type="float">
            <text:p>$19,500.00</text:p>
          </table:table-cell>
          <table:table-cell table:style-name="ce53" table:formula="of:=[.D22]+[.C23]" office:value-type="float" office:value="312000" calcext:value-type="float">
            <text:p>$312,000.00</text:p>
          </table:table-cell>
          <table:table-cell table:style-name="ce62" table:formula="of:=[.C23]/[.B$17]" office:value-type="float" office:value="300" calcext:value-type="float">
            <text:p>300 hrs</text:p>
          </table:table-cell>
          <table:table-cell table:style-name="ce63" table:formula="of:=[.E23]/13" office:value-type="float" office:value="23.0769230769231" calcext:value-type="float">
            <text:p>23.1 wks</text:p>
          </table:table-cell>
          <table:table-cell table:style-name="ce63" table:formula="of:=[.E23]/20" office:value-type="float" office:value="15" calcext:value-type="float">
            <text:p>15.0 wks</text:p>
          </table:table-cell>
          <table:table-cell table:style-name="ce63" table:formula="of:=[.E23]/30" office:value-type="float" office:value="10" calcext:value-type="float">
            <text:p>10.0 wks</text:p>
          </table:table-cell>
          <table:table-cell table:style-name="ce63" table:formula="of:=[.E23]/40" office:value-type="float" office:value="7.5" calcext:value-type="float">
            <text:p>7.5 wks</text:p>
          </table:table-cell>
          <table:table-cell table:style-name="ce63" table:formula="of:=[.I23]/1.5" office:value-type="float" office:value="5" calcext:value-type="float">
            <text:p>5.0 wks</text:p>
          </table:table-cell>
          <table:table-cell table:style-name="ce63" table:formula="of:=[.I23]/2" office:value-type="float" office:value="3.75" calcext:value-type="float">
            <text:p>3.8 wks</text:p>
          </table:table-cell>
          <table:table-cell table:style-name="ce63" table:formula="of:=[.I23]/2.5" office:value-type="float" office:value="3" calcext:value-type="float">
            <text:p>3.0 wks</text:p>
          </table:table-cell>
          <table:table-cell table:style-name="ce63" table:formula="of:=[.I23]/3" office:value-type="float" office:value="2.5" calcext:value-type="float">
            <text:p>2.5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6 - Construction Administration</text:p>
          </table:table-cell>
          <table:table-cell table:style-name="ce56" table:formula="of:=['Fee Breakdown'.A8]" office:value-type="percentage" office:value="0.2" calcext:value-type="percentage">
            <text:p>20.00%</text:p>
          </table:table-cell>
          <table:table-cell table:style-name="ce53" table:formula="of:=[.B24]*[.B$6]" office:value-type="float" office:value="78000" calcext:value-type="float">
            <text:p>$78,000.00</text:p>
          </table:table-cell>
          <table:table-cell table:style-name="ce53" table:formula="of:=[.D23]+[.C24]" office:value-type="float" office:value="390000" calcext:value-type="float">
            <text:p>$390,000.00</text:p>
          </table:table-cell>
          <table:table-cell table:style-name="ce62" table:formula="of:=[.C24]/[.B$17]" office:value-type="float" office:value="1200" calcext:value-type="float">
            <text:p>1,200 hrs</text:p>
          </table:table-cell>
          <table:table-cell table:style-name="ce63" table:formula="of:=[.E24]/13" office:value-type="float" office:value="92.3076923076923" calcext:value-type="float">
            <text:p>92.3 wks</text:p>
          </table:table-cell>
          <table:table-cell table:style-name="ce66" table:formula="of:=[.E24]/20" office:value-type="float" office:value="60" calcext:value-type="float">
            <text:p>60.0 wks</text:p>
          </table:table-cell>
          <table:table-cell table:style-name="ce66" table:formula="of:=[.E24]/30" office:value-type="float" office:value="40" calcext:value-type="float">
            <text:p>40.0 wks</text:p>
          </table:table-cell>
          <table:table-cell table:style-name="ce66" table:formula="of:=[.E24]/40" office:value-type="float" office:value="30" calcext:value-type="float">
            <text:p>30.0 wks</text:p>
          </table:table-cell>
          <table:table-cell table:style-name="ce66" table:formula="of:=[.I24]/1.5" office:value-type="float" office:value="20" calcext:value-type="float">
            <text:p>20.0 wks</text:p>
          </table:table-cell>
          <table:table-cell table:style-name="ce66" table:formula="of:=[.I24]/2" office:value-type="float" office:value="15" calcext:value-type="float">
            <text:p>15.0 wks</text:p>
          </table:table-cell>
          <table:table-cell table:style-name="ce63" table:formula="of:=[.I24]/2.5" office:value-type="float" office:value="12" calcext:value-type="float">
            <text:p>12.0 wks</text:p>
          </table:table-cell>
          <table:table-cell table:style-name="ce63" table:formula="of:=[.I24]/3" office:value-type="float" office:value="10" calcext:value-type="float">
            <text:p>10.0 wks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table:formula="of:=SUM([.B19:.B24])" office:value-type="percentage" office:value="1" calcext:value-type="percentage">
            <text:p>100.00%</text:p>
          </table:table-cell>
          <table:table-cell table:style-name="ce53" table:formula="of:=[.B25]*[.B$6]" office:value-type="float" office:value="390000" calcext:value-type="float">
            <text:p>$390,000.00</text:p>
          </table:table-cell>
          <table:table-cell table:style-name="ce53" table:formula="of:=[.C25]" office:value-type="float" office:value="390000" calcext:value-type="float">
            <text:p>$390,000.00</text:p>
          </table:table-cell>
          <table:table-cell table:style-name="ce62" table:formula="of:=[.C25]/[.B$17]" office:value-type="float" office:value="6000" calcext:value-type="float">
            <text:p>6,000 hrs</text:p>
          </table:table-cell>
          <table:table-cell table:style-name="ce63" table:formula="of:=SUM([.F19:.F24])" office:value-type="float" office:value="461.538461538462" calcext:value-type="float">
            <text:p>461.5 wks</text:p>
          </table:table-cell>
          <table:table-cell table:style-name="ce63" table:formula="of:=SUM([.G19:.G24])" office:value-type="float" office:value="300" calcext:value-type="float">
            <text:p>300.0 wks</text:p>
          </table:table-cell>
          <table:table-cell table:style-name="ce63" table:formula="of:=SUM([.H19:.H24])" office:value-type="float" office:value="200" calcext:value-type="float">
            <text:p>200.0 wks</text:p>
          </table:table-cell>
          <table:table-cell table:style-name="ce63" table:formula="of:=SUM([.I19:.I24])" office:value-type="float" office:value="150" calcext:value-type="float">
            <text:p>150.0 wks</text:p>
          </table:table-cell>
          <table:table-cell table:style-name="ce63" table:formula="of:=SUM([.J19:.J24])" office:value-type="float" office:value="100" calcext:value-type="float">
            <text:p>100.0 wks</text:p>
          </table:table-cell>
          <table:table-cell table:style-name="ce63" table:formula="of:=SUM([.K19:.K24])" office:value-type="float" office:value="75" calcext:value-type="float">
            <text:p>75.0 wks</text:p>
          </table:table-cell>
          <table:table-cell table:style-name="ce63" table:formula="of:=SUM([.L19:.L24])" office:value-type="float" office:value="60" calcext:value-type="float">
            <text:p>60.0 wks</text:p>
          </table:table-cell>
          <table:table-cell table:style-name="ce63" table:formula="of:=SUM([.M19:.M24])" office:value-type="float" office:value="50" calcext:value-type="float">
            <text:p>50.0 wks</text:p>
          </table:table-cell>
          <table:table-cell table:number-columns-repeated="1011"/>
        </table:table-row>
        <table:table-row table:style-name="ro1" table:number-rows-repeated="2">
          <table:table-cell table:style-name="ce43"/>
          <table:table-cell table:style-name="ce57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8"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 table:number-rows-repeated="4">
          <table:table-cell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>
          <table:table-cell/>
          <table:table-cell table:style-name="ce58" table:number-columns-repeated="2"/>
          <table:table-cell table:style-name="ce60"/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2" table:default-cell-style-name="ce117"/>
        <table:table-column table:style-name="co13" table:number-columns-repeated="3" table:default-cell-style-name="ce117"/>
        <table:table-column table:style-name="co13" table:number-columns-repeated="2" table:default-cell-style-name="ce125"/>
        <table:table-column table:style-name="co14" table:default-cell-style-name="ce125"/>
        <table:table-column table:style-name="co15" table:default-cell-style-name="ce125"/>
        <table:table-column table:style-name="co15" table:default-cell-style-name="ce22"/>
        <table:table-column table:style-name="co16" table:default-cell-style-name="ce22"/>
        <table:table-column table:style-name="co11" table:default-cell-style-name="ce117"/>
        <table:table-column table:style-name="co17" table:default-cell-style-name="ce117"/>
        <table:table-column table:style-name="co11" table:number-columns-repeated="1012" table:default-cell-style-name="ce117"/>
        <table:table-row table:style-name="ro6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99" office:value-type="string" calcext:value-type="string">
            <text:p>A Rough Estimated Percentage of Fees</text:p>
          </table:table-cell>
          <table:table-cell table:style-name="ce99" office:value-type="string" calcext:value-type="string">
            <text:p>A Rough Estimated Percentage of Overall Construction Costs</text:p>
          </table:table-cell>
          <table:table-cell table:style-name="ce99"/>
          <table:table-cell table:style-name="ce99" office:value-type="string" calcext:value-type="string">
            <text:p>Percentage of Architectural Fees</text:p>
          </table:table-cell>
          <table:table-cell table:style-name="ce127" office:value-type="string" calcext:value-type="string">
            <text:p>Cost with Approach (A)</text:p>
          </table:table-cell>
          <table:table-cell table:style-name="ce127"/>
          <table:table-cell table:style-name="ce99" office:value-type="string" calcext:value-type="string">
            <text:p>Cost per SF</text:p>
          </table:table-cell>
          <table:table-cell table:style-name="ce99" office:value-type="string" calcext:value-type="string">
            <text:p>Cost per Unit</text:p>
          </table:table-cell>
          <table:table-cell table:style-name="ce130" table:number-columns-repeated="1011"/>
          <table:table-cell/>
        </table:table-row>
        <table:table-row table:style-name="ro1">
          <table:table-cell table:style-name="ce85" office:value-type="string" calcext:value-type="string" table:number-columns-spanned="4" table:number-rows-spanned="1">
            <text:p>Architecture (<text:a xlink:href="http://openingdesign.com/" xlink:type="simple">OpeningDesign</text:a>)</text:p>
          </table:table-cell>
          <table:covered-table-cell table:number-columns-repeated="3" table:style-name="ce118"/>
          <table:table-cell table:style-name="ce100" table:formula="of:=[.F2]/[.$F$34]" office:value-type="percentage" office:value="0.707964601769911" calcext:value-type="percentage">
            <text:p>70.8%</text:p>
          </table:table-cell>
          <table:table-cell table:style-name="ce114" office:value-type="percentage" office:value="0.04" calcext:value-type="percentage">
            <text:p>4.00%</text:p>
          </table:table-cell>
          <table:table-cell table:style-name="ce114"/>
          <table:table-cell table:style-name="ce103" table:formula="of:=[.F2]/[.$F$2]" office:value-type="percentage" office:value="1" calcext:value-type="percentage">
            <text:p>100.0%</text:p>
          </table:table-cell>
          <table:table-cell table:formula="of:=[.E2]*['Hour Breakdown'.$B$11]" office:value-type="currency" office:currency="USD" office:value="390000" calcext:value-type="currency">
            <text:p>$390,000</text:p>
          </table:table-cell>
          <table:table-cell/>
          <table:table-cell table:style-name="ce128" table:formula="of:=[.I2]/['Hour Breakdown'.$B$1]" office:value-type="float" office:value="5.2" calcext:value-type="float">
            <text:p>5.2 $/SF</text:p>
          </table:table-cell>
          <table:table-cell table:style-name="ce129" table:formula="of:=[.I2]/['Hour Breakdown'.$B$2]" office:value-type="float" office:value="6964.28571428571" calcext:value-type="float">
            <text:p>6,964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75" calcext:value-type="float">
            <text:p>$75/HR</text:p>
          </table:table-cell>
          <table:table-cell table:style-name="ce97" table:formula="of:=[.B3]+10" office:value-type="float" office:value="85" calcext:value-type="float">
            <text:p>$85/HR</text:p>
          </table:table-cell>
          <table:table-cell table:style-name="ce97" table:formula="of:=[.C3]+10" office:value-type="float" office:value="95" calcext:value-type="float">
            <text:p>$95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65" calcext:value-type="float">
            <text:p>$65/HR</text:p>
          </table:table-cell>
          <table:table-cell table:style-name="ce97" table:formula="of:=[.B4]+10" office:value-type="float" office:value="75" calcext:value-type="float">
            <text:p>$75/HR</text:p>
          </table:table-cell>
          <table:table-cell table:style-name="ce97" table:formula="of:=[.C4]+10" office:value-type="float" office:value="85" calcext:value-type="float">
            <text:p>$85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45" calcext:value-type="float">
            <text:p>$45/HR</text:p>
          </table:table-cell>
          <table:table-cell table:style-name="ce97" table:formula="of:=[.B5]+10" office:value-type="float" office:value="55" calcext:value-type="float">
            <text:p>$55/HR</text:p>
          </table:table-cell>
          <table:table-cell table:style-name="ce97" table:formula="of:=[.C5]+10" office:value-type="float" office:value="65" calcext:value-type="float">
            <text:p>$65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3" office:value-type="string" calcext:value-type="string">
            <text:p>Civil Engineer (<text:a xlink:href="https://www.linkedin.com/company/10207268/" xlink:type="simple">Quam Engineering</text:a>)</text:p>
          </table:table-cell>
          <table:table-cell table:style-name="ce118" table:number-columns-repeated="3"/>
          <table:table-cell table:style-name="ce100" table:formula="of:=[.F6]/[.$F$34]" office:value-type="percentage" office:value="0.0707964601769911" calcext:value-type="percentage">
            <text:p>7.1%</text:p>
          </table:table-cell>
          <table:table-cell table:style-name="ce114" office:value-type="percentage" office:value="0.004" calcext:value-type="percentage">
            <text:p>0.40%</text:p>
          </table:table-cell>
          <table:table-cell table:style-name="ce114"/>
          <table:table-cell table:style-name="ce103" table:formula="of:=[.F6]/[.$F$2]" office:value-type="percentage" office:value="0.1" calcext:value-type="percentage">
            <text:p>10.0%</text:p>
          </table:table-cell>
          <table:table-cell table:formula="of:=[.E6]*['Hour Breakdown'.$B$11]" office:value-type="currency" office:currency="USD" office:value="39000" calcext:value-type="currency">
            <text:p>$39,000</text:p>
          </table:table-cell>
          <table:table-cell/>
          <table:table-cell table:style-name="ce128" table:formula="of:=[.I6]/['Hour Breakdown'.$B$1]" office:value-type="float" office:value="0.52" calcext:value-type="float">
            <text:p>.5 $/SF</text:p>
          </table:table-cell>
          <table:table-cell table:style-name="ce129" table:formula="of:=[.I6]/['Hour Breakdown'.$B$2]" office:value-type="float" office:value="696.428571428571" calcext:value-type="float">
            <text:p>696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7]+10" office:value-type="float" office:value="135" calcext:value-type="float">
            <text:p>$135/HR</text:p>
          </table:table-cell>
          <table:table-cell table:style-name="ce97" table:formula="of:=[.C7]+10" office:value-type="float" office:value="145" calcext:value-type="float">
            <text:p>$145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110" calcext:value-type="float">
            <text:p>$110/HR</text:p>
          </table:table-cell>
          <table:table-cell table:style-name="ce97" table:formula="of:=[.B8]+10" office:value-type="float" office:value="120" calcext:value-type="float">
            <text:p>$120/HR</text:p>
          </table:table-cell>
          <table:table-cell table:style-name="ce97" table:formula="of:=[.C8]+10" office:value-type="float" office:value="130" calcext:value-type="float">
            <text:p>$130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9]+10" office:value-type="float" office:value="110" calcext:value-type="float">
            <text:p>$110/HR</text:p>
          </table:table-cell>
          <table:table-cell table:style-name="ce97" table:formula="of:=[.C9]+10" office:value-type="float" office:value="120" calcext:value-type="float">
            <text:p>$120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85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18"/>
          <table:table-cell table:style-name="ce100" table:formula="of:=[.F10]/[.$F$34]" office:value-type="percentage" office:value="0.0884955752212389" calcext:value-type="percentage">
            <text:p>8.8%</text:p>
          </table:table-cell>
          <table:table-cell table:style-name="ce114" office:value-type="percentage" office:value="0.005" calcext:value-type="percentage">
            <text:p>0.50%</text:p>
          </table:table-cell>
          <table:table-cell table:style-name="ce114"/>
          <table:table-cell table:style-name="ce103" table:formula="of:=[.F10]/[.$F$2]" office:value-type="percentage" office:value="0.125" calcext:value-type="percentage">
            <text:p>12.5%</text:p>
          </table:table-cell>
          <table:table-cell table:formula="of:=[.E10]*['Hour Breakdown'.$B$11]" office:value-type="currency" office:currency="USD" office:value="48750" calcext:value-type="currency">
            <text:p>$48,750</text:p>
          </table:table-cell>
          <table:table-cell/>
          <table:table-cell table:style-name="ce128" table:formula="of:=[.I10]/['Hour Breakdown'.$B$1]" office:value-type="float" office:value="0.65" calcext:value-type="float">
            <text:p>.7 $/SF</text:p>
          </table:table-cell>
          <table:table-cell table:style-name="ce129" table:formula="of:=[.I10]/['Hour Breakdown'.$B$2]" office:value-type="float" office:value="870.535714285714" calcext:value-type="float">
            <text:p>871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1]+10" office:value-type="float" office:value="160" calcext:value-type="float">
            <text:p>$160/HR</text:p>
          </table:table-cell>
          <table:table-cell table:style-name="ce97" table:formula="of:=[.C11]+10" office:value-type="float" office:value="170" calcext:value-type="float">
            <text:p>$170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120" calcext:value-type="float">
            <text:p>$120/HR</text:p>
          </table:table-cell>
          <table:table-cell table:style-name="ce97" table:formula="of:=[.B12]+10" office:value-type="float" office:value="130" calcext:value-type="float">
            <text:p>$130/HR</text:p>
          </table:table-cell>
          <table:table-cell table:style-name="ce97" table:formula="of:=[.C12]+10" office:value-type="float" office:value="140" calcext:value-type="float">
            <text:p>$140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3]+10" office:value-type="float" office:value="110" calcext:value-type="float">
            <text:p>$110/HR</text:p>
          </table:table-cell>
          <table:table-cell table:style-name="ce97" table:formula="of:=[.C13]+10" office:value-type="float" office:value="120" calcext:value-type="float">
            <text:p>$120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3" office:value-type="string" calcext:value-type="string">
            <text:p>Mechanical Engineer (<text:a xlink:href="http://desapex.com/" xlink:type="simple">Desapex</text:a>)</text:p>
          </table:table-cell>
          <table:table-cell table:style-name="ce118" table:number-columns-repeated="3"/>
          <table:table-cell table:style-name="ce100" table:formula="of:=[.F14]/[.$F$34]" office:value-type="percentage" office:value="0.0353982300884956" calcext:value-type="percentage">
            <text:p>3.5%</text:p>
          </table:table-cell>
          <table:table-cell table:style-name="ce114" office:value-type="percentage" office:value="0.002" calcext:value-type="percentage">
            <text:p>0.20%</text:p>
          </table:table-cell>
          <table:table-cell table:style-name="ce114" table:formula="of:=[.F14]+[.F18]+[.F22]" office:value-type="percentage" office:value="0.006" calcext:value-type="percentage" table:number-columns-spanned="1" table:number-rows-spanned="12">
            <text:p>0.60%</text:p>
          </table:table-cell>
          <table:table-cell table:style-name="ce103" table:formula="of:=[.F14]/[.$F$2]" office:value-type="percentage" office:value="0.05" calcext:value-type="percentage">
            <text:p>5.0%</text:p>
          </table:table-cell>
          <table:table-cell table:formula="of:=[.E14]*['Hour Breakdown'.$B$11]" office:value-type="currency" office:currency="USD" office:value="19500" calcext:value-type="currency">
            <text:p>$19,500</text:p>
          </table:table-cell>
          <table:table-cell table:formula="of:=SUM([.I14:.I25])" office:value-type="currency" office:currency="USD" office:value="58500" calcext:value-type="currency" table:number-columns-spanned="1" table:number-rows-spanned="12">
            <text:p>$58,500</text:p>
          </table:table-cell>
          <table:table-cell table:style-name="ce128" table:formula="of:=[.I14]/['Hour Breakdown'.$B$1]" office:value-type="float" office:value="0.26" calcext:value-type="float">
            <text:p>.3 $/SF</text:p>
          </table:table-cell>
          <table:table-cell table:style-name="ce129" table:formula="of:=[.I14]/['Hour Breakdown'.$B$2]" office:value-type="float" office:value="348.214285714286" calcext:value-type="float">
            <text:p>348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45" calcext:value-type="float">
            <text:p>$45/HR</text:p>
          </table:table-cell>
          <table:table-cell table:style-name="ce97" table:formula="of:=[.B15]+10" office:value-type="float" office:value="55" calcext:value-type="float">
            <text:p>$55/HR</text:p>
          </table:table-cell>
          <table:table-cell table:style-name="ce97" table:formula="of:=[.C15]+10" office:value-type="float" office:value="65" calcext:value-type="float">
            <text:p>$65/HR</text:p>
          </table:table-cell>
          <table:table-cell table:style-name="ce100"/>
          <table:table-cell table:style-name="ce114"/>
          <table:covered-table-cell table:style-name="ce114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35" calcext:value-type="float">
            <text:p>$35/HR</text:p>
          </table:table-cell>
          <table:table-cell table:style-name="ce97" table:formula="of:=[.B16]+10" office:value-type="float" office:value="45" calcext:value-type="float">
            <text:p>$45/HR</text:p>
          </table:table-cell>
          <table:table-cell table:style-name="ce97" table:formula="of:=[.C16]+10" office:value-type="float" office:value="55" calcext:value-type="float">
            <text:p>$55/HR</text:p>
          </table:table-cell>
          <table:table-cell table:style-name="ce100"/>
          <table:table-cell table:style-name="ce114"/>
          <table:covered-table-cell table:style-name="ce114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35" calcext:value-type="float">
            <text:p>$35/HR</text:p>
          </table:table-cell>
          <table:table-cell table:style-name="ce97" table:formula="of:=[.B17]+10" office:value-type="float" office:value="45" calcext:value-type="float">
            <text:p>$45/HR</text:p>
          </table:table-cell>
          <table:table-cell table:style-name="ce97" table:formula="of:=[.C17]+10" office:value-type="float" office:value="55" calcext:value-type="float">
            <text:p>$55/HR</text:p>
          </table:table-cell>
          <table:table-cell table:style-name="ce100"/>
          <table:table-cell table:style-name="ce114"/>
          <table:covered-table-cell table:style-name="ce114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3" office:value-type="string" calcext:value-type="string">
            <text:p>Electrical Engineer (<text:a xlink:href="http://openingdesign.com/" xlink:type="simple">OpeningDesign</text:a>)</text:p>
          </table:table-cell>
          <table:table-cell table:style-name="ce118" table:number-columns-repeated="3"/>
          <table:table-cell table:style-name="ce100" table:formula="of:=[.F18]/[.$F$34]" office:value-type="percentage" office:value="0.0353982300884956" calcext:value-type="percentage">
            <text:p>3.5%</text:p>
          </table:table-cell>
          <table:table-cell table:style-name="ce114" office:value-type="percentage" office:value="0.002" calcext:value-type="percentage">
            <text:p>0.20%</text:p>
          </table:table-cell>
          <table:covered-table-cell table:style-name="ce114"/>
          <table:table-cell table:style-name="ce103" table:formula="of:=[.F18]/[.$F$2]" office:value-type="percentage" office:value="0.05" calcext:value-type="percentage">
            <text:p>5.0%</text:p>
          </table:table-cell>
          <table:table-cell table:formula="of:=[.E18]*['Hour Breakdown'.$B$11]" office:value-type="currency" office:currency="USD" office:value="19500" calcext:value-type="currency">
            <text:p>$19,500</text:p>
          </table:table-cell>
          <table:covered-table-cell/>
          <table:table-cell table:style-name="ce128" table:formula="of:=[.I18]/['Hour Breakdown'.$B$1]" office:value-type="float" office:value="0.26" calcext:value-type="float">
            <text:p>.3 $/SF</text:p>
          </table:table-cell>
          <table:table-cell table:style-name="ce129" table:formula="of:=[.I18]/['Hour Breakdown'.$B$2]" office:value-type="float" office:value="348.214285714286" calcext:value-type="float">
            <text:p>348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9]+10" office:value-type="float" office:value="160" calcext:value-type="float">
            <text:p>$160/HR</text:p>
          </table:table-cell>
          <table:table-cell table:style-name="ce97" table:formula="of:=[.C19]+10" office:value-type="float" office:value="170" calcext:value-type="float">
            <text:p>$170/HR</text:p>
          </table:table-cell>
          <table:table-cell table:style-name="ce100"/>
          <table:table-cell table:style-name="ce114"/>
          <table:covered-table-cell table:style-name="ce114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20]+10" office:value-type="float" office:value="110" calcext:value-type="float">
            <text:p>$110/HR</text:p>
          </table:table-cell>
          <table:table-cell table:style-name="ce97" table:formula="of:=[.C20]+10" office:value-type="float" office:value="120" calcext:value-type="float">
            <text:p>$120/HR</text:p>
          </table:table-cell>
          <table:table-cell table:style-name="ce100"/>
          <table:table-cell table:style-name="ce114"/>
          <table:covered-table-cell table:style-name="ce114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21]+10" office:value-type="float" office:value="100" calcext:value-type="float">
            <text:p>$100/HR</text:p>
          </table:table-cell>
          <table:table-cell table:style-name="ce97" table:formula="of:=[.C21]+10" office:value-type="float" office:value="110" calcext:value-type="float">
            <text:p>$110/HR</text:p>
          </table:table-cell>
          <table:table-cell table:style-name="ce100"/>
          <table:table-cell table:style-name="ce114"/>
          <table:covered-table-cell table:style-name="ce114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3" office:value-type="string" calcext:value-type="string">
            <text:p>Plumbing Engineer (<text:a xlink:href="https://rvzenteno.wordpress.com/" xlink:type="simple">Zenteno Solutions</text:a>)</text:p>
          </table:table-cell>
          <table:table-cell table:style-name="ce118" table:number-columns-repeated="3"/>
          <table:table-cell table:style-name="ce100" table:formula="of:=[.F22]/[.$F$34]" office:value-type="percentage" office:value="0.0353982300884956" calcext:value-type="percentage">
            <text:p>3.5%</text:p>
          </table:table-cell>
          <table:table-cell table:style-name="ce114" office:value-type="percentage" office:value="0.002" calcext:value-type="percentage">
            <text:p>0.20%</text:p>
          </table:table-cell>
          <table:covered-table-cell table:style-name="ce114"/>
          <table:table-cell table:style-name="ce103" table:formula="of:=[.F22]/[.$F$2]" office:value-type="percentage" office:value="0.05" calcext:value-type="percentage">
            <text:p>5.0%</text:p>
          </table:table-cell>
          <table:table-cell table:formula="of:=[.E22]*['Hour Breakdown'.$B$11]" office:value-type="currency" office:currency="USD" office:value="19500" calcext:value-type="currency">
            <text:p>$19,500</text:p>
          </table:table-cell>
          <table:covered-table-cell/>
          <table:table-cell table:style-name="ce128" table:formula="of:=[.I22]/['Hour Breakdown'.$B$1]" office:value-type="float" office:value="0.26" calcext:value-type="float">
            <text:p>.3 $/SF</text:p>
          </table:table-cell>
          <table:table-cell table:style-name="ce129" table:formula="of:=[.I22]/['Hour Breakdown'.$B$2]" office:value-type="float" office:value="348.214285714286" calcext:value-type="float">
            <text:p>348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3]+10" office:value-type="float" office:value="80" calcext:value-type="float">
            <text:p>$80/HR</text:p>
          </table:table-cell>
          <table:table-cell table:style-name="ce97" table:formula="of:=[.C23]+10" office:value-type="float" office:value="90" calcext:value-type="float">
            <text:p>$90/HR</text:p>
          </table:table-cell>
          <table:table-cell table:style-name="ce100"/>
          <table:table-cell table:style-name="ce114"/>
          <table:covered-table-cell table:style-name="ce114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4]+10" office:value-type="float" office:value="70" calcext:value-type="float">
            <text:p>$70/HR</text:p>
          </table:table-cell>
          <table:table-cell table:style-name="ce97" table:formula="of:=[.C24]+10" office:value-type="float" office:value="80" calcext:value-type="float">
            <text:p>$80/HR</text:p>
          </table:table-cell>
          <table:table-cell table:style-name="ce100"/>
          <table:table-cell table:style-name="ce114"/>
          <table:covered-table-cell table:style-name="ce114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50" calcext:value-type="float">
            <text:p>$50/HR</text:p>
          </table:table-cell>
          <table:table-cell table:style-name="ce97" table:formula="of:=[.B25]+10" office:value-type="float" office:value="60" calcext:value-type="float">
            <text:p>$60/HR</text:p>
          </table:table-cell>
          <table:table-cell table:style-name="ce97" table:formula="of:=[.C25]+10" office:value-type="float" office:value="70" calcext:value-type="float">
            <text:p>$70/HR</text:p>
          </table:table-cell>
          <table:table-cell table:style-name="ce100"/>
          <table:table-cell table:style-name="ce114"/>
          <table:covered-table-cell table:style-name="ce114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3" office:value-type="string" calcext:value-type="string">
            <text:p>LEED Consulting (<text:a xlink:href="http://openingdesign.com/" xlink:type="simple">OpeningDesign</text:a>)</text:p>
          </table:table-cell>
          <table:table-cell table:style-name="ce118" table:number-columns-repeated="3"/>
          <table:table-cell table:style-name="ce100" table:formula="of:=[.F26]/[.$F$34]" office:value-type="percentage" office:value="0" calcext:value-type="percentage">
            <text:p>0.0%</text:p>
          </table:table-cell>
          <table:table-cell table:style-name="ce114" office:value-type="percentage" office:value="0" calcext:value-type="percentage">
            <text:p>0.00%</text:p>
          </table:table-cell>
          <table:table-cell table:style-name="ce114"/>
          <table:table-cell table:style-name="ce103" table:formula="of:=[.F26]/[.$F$2]" office:value-type="percentage" office:value="0" calcext:value-type="percentage">
            <text:p>0.0%</text:p>
          </table:table-cell>
          <table:table-cell table:formula="of:=[.E26]*['Hour Breakdown'.$B$11]" office:value-type="currency" office:currency="USD" office:value="0" calcext:value-type="currency">
            <text:p>$0</text:p>
          </table:table-cell>
          <table:table-cell/>
          <table:table-cell table:style-name="ce128" table:formula="of:=[.I26]/['Hour Breakdown'.$B$1]" office:value-type="float" office:value="0" calcext:value-type="float">
            <text:p>.0 $/SF</text:p>
          </table:table-cell>
          <table:table-cell table:style-name="ce129" table:formula="of:=[.I26]/['Hour Breakdown'.$B$2]" office:value-type="float" office:value="0" calcext:value-type="float">
            <text:p><text:s/>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27]+10" office:value-type="float" office:value="95" calcext:value-type="float">
            <text:p>$95/HR</text:p>
          </table:table-cell>
          <table:table-cell table:style-name="ce97" table:formula="of:=[.C27]+10" office:value-type="float" office:value="105" calcext:value-type="float">
            <text:p>$105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8]+10" office:value-type="float" office:value="80" calcext:value-type="float">
            <text:p>$80/HR</text:p>
          </table:table-cell>
          <table:table-cell table:style-name="ce97" table:formula="of:=[.C28]+10" office:value-type="float" office:value="90" calcext:value-type="float">
            <text:p>$90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9]+10" office:value-type="float" office:value="70" calcext:value-type="float">
            <text:p>$70/HR</text:p>
          </table:table-cell>
          <table:table-cell table:style-name="ce97" table:formula="of:=[.C29]+10" office:value-type="float" office:value="80" calcext:value-type="float">
            <text:p>$80/HR</text:p>
          </table:table-cell>
          <table:table-cell table:style-name="ce100"/>
          <table:table-cell table:style-name="ce114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91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18"/>
          <table:table-cell table:style-name="ce100" table:formula="of:=[.F30]/[.$F$34]" office:value-type="percentage" office:value="0.0265486725663717" calcext:value-type="percentage">
            <text:p>2.7%</text:p>
          </table:table-cell>
          <table:table-cell table:style-name="ce114" office:value-type="percentage" office:value="0.0015" calcext:value-type="percentage">
            <text:p>0.15%</text:p>
          </table:table-cell>
          <table:table-cell table:style-name="ce114"/>
          <table:table-cell table:style-name="ce103" table:formula="of:=[.F30]/[.$F$2]" office:value-type="percentage" office:value="0.0375" calcext:value-type="percentage">
            <text:p>3.8%</text:p>
          </table:table-cell>
          <table:table-cell table:formula="of:=[.E30]*['Hour Breakdown'.$B$11]" office:value-type="currency" office:currency="USD" office:value="14625" calcext:value-type="currency">
            <text:p>$14,625</text:p>
          </table:table-cell>
          <table:table-cell/>
          <table:table-cell table:style-name="ce128" table:formula="of:=[.I30]/['Hour Breakdown'.$B$1]" office:value-type="float" office:value="0.195" calcext:value-type="float">
            <text:p>.2 $/SF</text:p>
          </table:table-cell>
          <table:table-cell table:style-name="ce129" table:formula="of:=[.I30]/['Hour Breakdown'.$B$2]" office:value-type="float" office:value="261.160714285714" calcext:value-type="float">
            <text:p>261 $/SF</text:p>
          </table:table-cell>
          <table:table-cell table:number-columns-repeated="1012"/>
        </table:table-row>
        <table:table-row table:style-name="ro1">
          <table:table-cell table:style-name="ce116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16"/>
          <table:table-cell table:style-name="ce103" table:number-columns-repeated="4"/>
          <table:table-cell table:number-columns-repeated="1016"/>
        </table:table-row>
        <table:table-row table:style-name="ro1">
          <table:table-cell table:style-name="ce116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6"/>
          <table:table-cell table:style-name="ce103" table:number-columns-repeated="4"/>
          <table:table-cell table:number-columns-repeated="1016"/>
        </table:table-row>
        <table:table-row table:style-name="ro1">
          <table:table-cell table:style-name="ce116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6"/>
          <table:table-cell table:style-name="ce103" table:number-columns-repeated="4"/>
          <table:table-cell table:number-columns-repeated="1016"/>
        </table:table-row>
        <table:table-row table:style-name="ro1">
          <table:table-cell table:style-name="ce91" office:value-type="string" calcext:value-type="string" table:number-columns-spanned="4" table:number-rows-spanned="1">
            <text:p>TOTAL</text:p>
          </table:table-cell>
          <table:covered-table-cell table:number-columns-repeated="3" table:style-name="ce98"/>
          <table:table-cell table:style-name="ce100" table:formula="of:=SUM([.E2:.E33])" office:value-type="percentage" office:value="1" calcext:value-type="percentage">
            <text:p>100.0%</text:p>
          </table:table-cell>
          <table:table-cell table:style-name="ce103" table:formula="of:=SUM([.F2:.F33])" office:value-type="percentage" office:value="0.0565" calcext:value-type="percentage">
            <text:p>5.7%</text:p>
          </table:table-cell>
          <table:table-cell table:style-name="ce103" table:number-columns-repeated="2"/>
          <table:table-cell table:formula="of:=SUM([.I2:.I33])" office:value-type="currency" office:currency="USD" office:value="550875" calcext:value-type="currency">
            <text:p>$550,875</text:p>
          </table:table-cell>
          <table:table-cell/>
          <table:table-cell table:style-name="ce128" table:formula="of:=[.I34]/['Hour Breakdown'.$B$1]" office:value-type="float" office:value="7.345" calcext:value-type="float">
            <text:p>7.3 $/SF</text:p>
          </table:table-cell>
          <table:table-cell table:style-name="ce128" table:formula="of:=[.I34]/['Hour Breakdown'.$B$2]" office:value-type="float" office:value="9837.05357142857" calcext:value-type="float">
            <text:p>9,837.1 $/SF</text:p>
          </table:table-cell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08:43:10.8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8-09-19T09:01:06.282000000</dc:date>
    <meta:editing-duration>P5DT13H6M58S</meta:editing-duration>
    <meta:editing-cycles>71</meta:editing-cycles>
    <meta:generator>LibreOffice/5.3.2.2$Windows_X86_64 LibreOffice_project/6cd4f1ef626f15116896b1d8e1398b56da0d0ee1</meta:generator>
    <meta:document-statistic meta:table-count="3" meta:cell-count="366" meta:object-count="0"/>
  </office:meta>
</office:document-meta>
</file>